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2">
      <style:text-properties officeooo:rsid="001e1985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>
      <style:text-properties officeooo:rsid="0022f5e2" officeooo:paragraph-rsid="0022f5e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officeooo:rsid="001bfb77" style:font-style-asian="italic" style:font-weight-asian="bold" style:font-style-complex="italic" style:font-weight-complex="bold"/>
    </style:style>
    <style:style style:name="T3" style:family="text">
      <style:text-properties officeooo:rsid="0020d67e"/>
    </style:style>
    <style:style style:name="T4" style:family="text">
      <style:text-properties officeooo:rsid="0022c9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1 : Prise en main</text:h>
      <text:p text:style-name="Standard"/>
      <text:p text:style-name="Standard"/>
      <text:h text:style-name="Heading_20_2" text:outline-level="2">Création du projet et installation des sources</text:h>
      <text:p text:style-name="P5">Importer le projet Maven fourni</text:p>
      <text:p text:style-name="Standard"/>
      <text:h text:style-name="Heading_20_2" text:outline-level="2">Mise au point de la classe Helper</text:h>
      <text:p text:style-name="Standard">La classe <text:span text:style-name="T1">org.formation.helper.RuleRunner</text:span> est un utilitaire qui doit permettre de démarrer une session <text:span text:style-name="T1">stateless</text:span> ou <text:span text:style-name="T1">stateful.</text:span></text:p>
      <text:p text:style-name="Standard"/>
      <text:p text:style-name="Standard">Compléter le fichier source fourni</text:p>
      <text:p text:style-name="Standard"/>
      <text:h text:style-name="Heading_20_2" text:outline-level="2"><text:span text:style-name="T4">1.1 </text:span>Session stateless</text:h>
      <text:p text:style-name="Standard">La problématique consiste à écrire un fichier de règles permettant de calculer le prix d'une assurance auto. </text:p>
      <text:p text:style-name="Standard">Le prix de base est calculé comme suit :</text:p>
      <text:list xml:id="list2315497469" text:style-name="L1">
        <text:list-item>
          <text:p text:style-name="P2">Si le conducteur est un jeune conducteur (entre 18 et 25 ans), le prix de base est de 500€</text:p>
        </text:list-item>
        <text:list-item>
          <text:p text:style-name="P2">Si le conducteur est un conducteur confirmé (&gt; 25ans), le prix de base est de 300€</text:p>
        </text:list-item>
      </text:list>
      <text:p text:style-name="Standard"/>
      <text:p text:style-name="Standard">Une remise est effectuée en fonction de l'ancienneté du client :</text:p>
      <text:list xml:id="list2501608272" text:style-name="L2">
        <text:list-item>
          <text:p text:style-name="P3">Si le client a 5 ans d'ancienneté, on lui accorde une remise de 10%</text:p>
        </text:list-item>
        <text:list-item>
          <text:p text:style-name="P3">Si le client a 10 ans d'ancienneté, on lui accorde une remise de 20%</text:p>
        </text:list-item>
      </text:list>
      <text:p text:style-name="Standard"/>
      <text:p text:style-name="Standard">Enfin, un malus de 5% est appliqué par nombre d'incidents qu'a eu le conducteur.</text:p>
      <text:p text:style-name="Standard"/>
      <text:p text:style-name="Standard">Implémenter le fichier de règle et le tester avec la classe <text:span text:style-name="T1">org.formation.drools.test.AssuranceTest</text:span></text:p>
      <text:p text:style-name="Standard"/>
      <text:p text:style-name="Standard"/>
      <text:h text:style-name="Heading_20_2" text:outline-level="2"><text:span text:style-name="T4">1.2 </text:span>Session stateful</text:h>
      <text:p text:style-name="Standard">Cette partie reprend l'exemple du support de cours </text:p>
      <text:p text:style-name="Standard">Les règles à implémenter sont les suivantes :</text:p>
      <text:list xml:id="list2571712680" text:style-name="L3">
        <text:list-item>
          <text:p text:style-name="P4">Dés qu'un feu se déclare dans une pièce, une alarme doit être déclenchée. Si un sprinkler existe pour cette pièce, le sprinkler doit s'activer.</text:p>
        </text:list-item>
        <text:list-item>
          <text:p text:style-name="P4">Si il n'y a de feu dans aucune des pièces, un message indiquant <text:span text:style-name="T3">que tout va bien </text:span>doit s'afficher</text:p>
        </text:list-item>
      </text:list>
      <text:p text:style-name="Standard"/>
      <text:p text:style-name="Standard">Implémenter le fichier de règles et compléter les classes de test incomplètes</text:p>
      <text:p text:style-name="Standard"/>
      <text:p text:style-name="Standard"/>
      <text:h text:style-name="P1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THIBAU</meta:initial-creator>
    <meta:creation-date>2011-02-21T19:17:13</meta:creation-date>
    <dc:date>2020-01-07T15:07:33.577217147</dc:date>
    <meta:editing-duration>PT11H57M</meta:editing-duration>
    <meta:editing-cycles>28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254" meta:character-count="1446" meta:non-whitespace-character-count="1218"/>
  </office:meta>
</office:document-meta>
</file>